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bb4e1" officeooo:paragraph-rsid="001bb4e1"/>
    </style:style>
    <style:style style:name="P2" style:family="paragraph" style:parent-style-name="Title">
      <style:text-properties officeooo:rsid="001bb4e1" officeooo:paragraph-rsid="001bb4e1"/>
    </style:style>
    <style:style style:name="P3" style:family="paragraph" style:parent-style-name="Text_20_body">
      <style:text-properties officeooo:rsid="002a3ded" officeooo:paragraph-rsid="002a3ded"/>
    </style:style>
    <style:style style:name="P4" style:family="paragraph" style:parent-style-name="Endnote">
      <style:text-properties officeooo:rsid="003bf71f" officeooo:paragraph-rsid="003bf71f"/>
    </style:style>
    <style:style style:name="P5" style:family="paragraph" style:parent-style-name="Endnote">
      <style:text-properties officeooo:rsid="003c4f56" officeooo:paragraph-rsid="003c4f56"/>
    </style:style>
    <style:style style:name="P6" style:family="paragraph" style:parent-style-name="Heading_20_1">
      <style:text-properties officeooo:rsid="0042b06c" officeooo:paragraph-rsid="0042b06c"/>
    </style:style>
    <style:style style:name="P7" style:family="paragraph" style:parent-style-name="Heading_20_2">
      <style:text-properties officeooo:rsid="002a3ded" officeooo:paragraph-rsid="002a3ded"/>
    </style:style>
    <style:style style:name="P8" style:family="paragraph" style:parent-style-name="Text_20_body">
      <style:text-properties officeooo:rsid="003bf71f" officeooo:paragraph-rsid="003bf71f"/>
    </style:style>
    <style:style style:name="P9" style:family="paragraph" style:parent-style-name="Text_20_body">
      <style:text-properties officeooo:rsid="003c4f56" officeooo:paragraph-rsid="003c4f56"/>
    </style:style>
    <style:style style:name="P10" style:family="paragraph" style:parent-style-name="Text_20_body" style:list-style-name="L4">
      <style:text-properties officeooo:rsid="003c4f56" officeooo:paragraph-rsid="003c4f56"/>
    </style:style>
    <style:style style:name="P11" style:family="paragraph" style:parent-style-name="Text_20_body">
      <style:text-properties officeooo:rsid="003e0ead" officeooo:paragraph-rsid="003e0ead"/>
    </style:style>
    <style:style style:name="P12" style:family="paragraph" style:parent-style-name="Text_20_body">
      <style:text-properties officeooo:rsid="0042134e" officeooo:paragraph-rsid="0042134e"/>
    </style:style>
    <style:style style:name="P13" style:family="paragraph" style:parent-style-name="Text_20_body">
      <style:text-properties officeooo:rsid="0042b06c" officeooo:paragraph-rsid="0042b06c"/>
    </style:style>
    <style:style style:name="P14" style:family="paragraph" style:parent-style-name="Text_20_body" style:list-style-name="L5">
      <style:text-properties officeooo:rsid="0042b06c" officeooo:paragraph-rsid="0042b06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3b2a06" style:font-style-asian="normal" style:font-style-complex="normal"/>
    </style:style>
    <style:style style:name="T4" style:family="text">
      <style:text-properties fo:font-style="normal" officeooo:rsid="003c4f56" style:font-style-asian="normal" style:font-style-complex="normal"/>
    </style:style>
    <style:style style:name="T5" style:family="text">
      <style:text-properties fo:font-style="normal" officeooo:rsid="003e0ead" style:font-style-asian="normal" style:font-style-complex="normal"/>
    </style:style>
    <style:style style:name="T6" style:family="text">
      <style:text-properties fo:font-style="normal" officeooo:rsid="003f8f06" style:font-style-asian="normal" style:font-style-complex="normal"/>
    </style:style>
    <style:style style:name="T7" style:family="text">
      <style:text-properties fo:font-style="normal" officeooo:rsid="0040d591" style:font-style-asian="normal" style:font-style-complex="normal"/>
    </style:style>
    <style:style style:name="T8" style:family="text">
      <style:text-properties officeooo:rsid="003bf71f"/>
    </style:style>
    <style:style style:name="T9" style:family="text">
      <style:text-properties fo:font-size="10pt" style:font-size-asian="10pt" style:font-size-complex="10pt"/>
    </style:style>
    <style:style style:name="T10" style:family="text">
      <style:text-properties fo:font-size="10pt" officeooo:rsid="003e0ead" style:font-size-asian="10pt" style:font-size-complex="10pt"/>
    </style:style>
    <style:style style:name="T11" style:family="text">
      <style:text-properties fo:font-size="10pt" officeooo:rsid="0040d591" style:font-size-asian="10pt" style:font-size-complex="10pt"/>
    </style:style>
    <style:style style:name="T12" style:family="text">
      <style:text-properties officeooo:rsid="003e0ead"/>
    </style:style>
    <style:style style:name="T13" style:family="text">
      <style:text-properties officeooo:rsid="0040d591"/>
    </style:style>
    <style:style style:name="T14" style:family="text">
      <style:text-properties officeooo:rsid="00437fd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immer✨</text:p>
      <text:p text:style-name="P1">Skope-driven realtime shimming</text:p>
      <text:h text:style-name="P7" text:outline-level="2"><text:span text:style-name="T8">Overview</text:span></text:h>
      <text:p text:style-name="P3">I am not a network developer, and this is in fact my first network project. As such, the way I have implemented things may be quite different from the best or right way simply because I wasn’t aware of the alternative. The biggest source of this is that my mental model of how this software should work is probably quite different to what is obvious. Since I implemented the code following this mental model, and since I’d like other people to be able to understand/maintain/debug it, I figure I should describe how I thought about <text:span text:style-name="T1">Shimmer</text:span><text:span text:style-name="T2">.</text:span></text:p>
      <text:p text:style-name="P8"><text:span text:style-name="T3">S</text:span><text:span text:style-name="T2">himmer has a star-shaped network topology. There is a server sat in the middle, and a bunch of clients which connect to it.</text:span><text:span text:style-name="T2"><text:note text:id="ftn0" text:note-class="endnote"><text:note-citation>i</text:note-citation><text:note-body><text:p text:style-name="P4">Whilst shimmer is simple enough to suit other topologies, the Real Python tutorial I initially learned from used a star-shaped model and furthermore I knew I was going to have multiple clients with different behaviour and this seemed a good way to keep them independent.</text:p></text:note-body></text:note></text:span><text:span text:style-name="T2"> The clients and server communicate with each other using </text:span><text:span text:style-name="T1">packets</text:span><text:span text:style-name="T2"> which are an abstraction of the whole reading/writing/socket stuff going on underneath. Clients accept input and generate requests which the packet then communicates to the server. The server then sends a response to some client, which then acts on that. The packet code is in the ./libraries/ directory, server_packets.py and client_packets.py. They are very similar. </text:span><text:span text:style-name="T4">Anything that causes some sort of action (shimming, starting, stopping, disconnecting &amp;c.) is a command</text:span><text:span text:style-name="T2">. When a command is received, the packet notices based on the header, and calls the client’s (or server’s) command_handler which then acts on the command payload. This can modify state or do some other action, like shim.</text:span></text:p>
      <text:p text:style-name="P9"><text:span text:style-name="T2">Python’s input() function is blocking, so whilst we are waiting for input, the program can’t do anything else (this is one reason we have a star-shaped topology). It also means a client with an input() can’t, for example, receive a set of shim currents and apply them. This means we have to put all the input() stuff in its own client, the console client.</text:span></text:p>
      <text:p text:style-name="P9"><text:span text:style-name="T2">The way reading/writing is managed is a bit complicated, partly due to input() blocking and partly due to the fact Windows doesn’t let you put anything other than a socket in a selector. The IO multiplexing for shimmer was implemented with selectors, which as I understand are a vintage Unix thing for when a program wants to deal with multiple IO sources at once and doesn’t have threads to do it with (I didn’t want to write a threaded program).</text:span></text:p>
      <text:p text:style-name="P9"><text:span text:style-name="T2">The way it ended up being implemented is thus:</text:span></text:p>
      <text:list xml:id="list1357490051" text:style-name="L4">
        <text:list-item>
          <text:p text:style-name="P10"><text:span text:style-name="T2">Whilst the program is running, client.main_loop() is continuously called,</text:span></text:p>
        </text:list-item>
        <text:list-item>
          <text:p text:style-name="P10"><text:span text:style-name="T2">This uses the .select() method to ask the OS for any sockets (IE, packets) that are waiting to read or write,</text:span></text:p>
        </text:list-item>
        <text:list-item>
          <text:p text:style-name="P10"><text:span text:style-name="T2">Any packet that is waiting to read or write has it’s .process_events() method calle</text:span><text:span text:style-name="T5">d,</text:span></text:p>
        </text:list-item>
        <text:list-item>
          <text:p text:style-name="P10"><text:span text:style-name="T2">The packet’s process_events() method also calls the client’s </text:span><text:span text:style-name="T5">own process_events()</text:span><text:span text:style-name="T2">, in a bit of a funky order. The client “reads” after the packet, and “writes” before the packet.</text:span><text:span text:style-name="T2"><text:note text:id="ftn1" text:note-class="endnote"><text:note-citation>ii</text:note-citation><text:note-body><text:p text:style-name="P5"><text:span text:style-name="T13">This doesn</text:span><text:span text:style-name="T11">’t actually dictate anything about what the packet will do. </text:span><text:span text:style-name="T12"><text:s/></text:span><text:span text:style-name="T13">Usually, </text:span>what the client will want to do before the packet writes is <text:span text:style-name="T9">‘</text:span>read<text:span text:style-name="T9">’</text:span> some input, and what it will want to do (usually) after the packet reads is do something with that data, probably involving <text:span text:style-name="T9">‘writing’ to the shim amplifiers. I could have done it the other way arou</text:span><text:span text:style-name="T10">nd and I think it would have been about as confusing. This is how I solved the problem of </text:span><text:span text:style-name="T11">Windows </text:span><text:span text:style-name="T10">not letting me put clients onto the selector to wait by themselves.</text:span></text:p></text:note-body></text:note></text:span><text:span text:style-name="T2"> </text:span><text:span text:style-name="T5">This could </text:span><text:span text:style-name="T7">modify</text:span><text:span text:style-name="T5"> the ‘mask’ (which decides which operation we are doing), and so skip the next read/write &amp;c..</text:span></text:p>
        </text:list-item>
      </text:list>
      <text:p text:style-name="P11"><text:soft-page-break/><text:span text:style-name="T2">The process_events() method direct the execution </text:span><text:span text:style-name="T6">to the correct code for reading or writing. </text:span><text:span text:style-name="T7">For packets that’s </text:span><text:span text:style-name="T6">either reading from the socket and processing the packet protoheader, header and body, or </text:span><text:span text:style-name="T7">creating a response packet and writing that. For a client it can be a few different things, creating a request or acting on a response.</text:span></text:p>
      <text:p text:style-name="P12"><text:span text:style-name="T7">T</text:span><text:span text:style-name="T2">he nuts and bolts of the packet code aren’t particularly relevant to the operation of shimmer (thank goodness) once I got all the bugs ironed out. I think it reads fairly cleanly, though some of the function names could be changed. The packet code originally came from this guide: </text:span><text:a xlink:type="simple" xlink:href="https://realpython.com/python-sockets/" text:style-name="Internet_20_link" text:visited-style-name="Visited_20_Internet_20_Link"><text:span text:style-name="T2">https://realpython.com/python-sockets/</text:span></text:a><text:span text:style-name="T2"> (and the following is also helpful if you’re a physicist who hasn’t done network programming before </text:span><text:a xlink:type="simple" xlink:href="https://docs.python.org/3/howto/sockets.html" text:style-name="Internet_20_link" text:visited-style-name="Visited_20_Internet_20_Link"><text:span text:style-name="T2">https://docs.python.org/3/howto/sockets.html</text:span></text:a><text:span text:style-name="T2">), but I modified it a lot to enable continuous connections, multiple clients and everything else I needed.</text:span></text:p>
      <text:h text:style-name="Heading_20_1" text:outline-level="1">Adding Functionality</text:h>
      <text:p text:style-name="P12"><text:span text:style-name="T2">If you want to add additionally functionality to shimmer, your options are basically twofold: you can either make a new client or server command, or you can make a new client altogether. For the latter, there’s the generic_client.py file in ./libraries/ which shows the basic implementation, and the minimal_client.py code in ./docs/examples/ which should get you going. Reading the other clients will help (especially the ./libraries/matlab_interface.py, which is the simplest client).</text:span></text:p>
      <text:p text:style-name="P12"><text:span text:style-name="T2">Implementing a new command means deciding whether it runs on the server or client, and choosing a keyword. Client commands are always prefixed with an exclamation mark. Then go to the *_client.py code for the client you want to run the command (*=generic if all clients), or server, and modify the command_handler function to handle your new command.</text:span></text:p>
      <text:h text:style-name="P6" text:outline-level="1">Debugging</text:h>
      <text:p text:style-name="P13">Some tips I found helpful for debugging:</text:p>
      <text:list xml:id="list2355970576" text:style-name="L5">
        <text:list-item>
          <text:p text:style-name="P14">Run python with the -i flag to put it in interactive mode, sometimes it wasn’t giving me error messages unless I did.</text:p>
        </text:list-item>
        <text:list-item>
          <text:p text:style-name="P14">Enable printing client/server debug messages with !debug/debug. These show the headers and bytes that are read/written. Debugging can also be enabled in the network_configuration.ini files.</text:p>
        </text:list-item>
        <text:list-item>
          <text:p text:style-name="P14">The program flow gets pretty complicated, so it can be a good idea to make it tell you which function it’s in, <text:span text:style-name="T14">ie. a trace</text:span>. <text:span text:style-name="T14">Y</text:span>our IDE probably does this for you, but I just used a text editor <text:span text:style-name="T14">so did this manually</text:span>.</text:p>
        </text:list-item>
        <text:list-item>
          <text:p text:style-name="P14">Use the network_configuration_local.ini file to put the whole network on your computer, running on the loopback address.</text:p>
        </text:list-item>
        <text:list-item>
          <text:p text:style-name="P14">Sometimes you may send a packet to a console and not get any response, this is because input() is blocking. Sending no command, or running !reader (no command turns into !reader internally) causes the client to read any available incoming data (calls .select) agai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8-14T09:14:04.184606489</dc:date>
    <meta:editing-duration>PT10H20M11S</meta:editing-duration>
    <meta:editing-cycles>27</meta:editing-cycles>
    <meta:generator>LibreOffice/7.3.7.2$Linux_X86_64 LibreOffice_project/30$Build-2</meta:generator>
    <meta:document-statistic meta:table-count="0" meta:image-count="0" meta:object-count="0" meta:page-count="3" meta:paragraph-count="26" meta:word-count="1061" meta:character-count="6383" meta:non-whitespace-character-count="5356"/>
  </office:meta>
</office:document-meta>
</file>